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ronJob.setup( Parameters params , Map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ronJob.execute(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estCronJob.configure( final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